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Hindi1" svg:font-family="'Lohit Hindi'"/>
    <style:font-face style:name="OpenSymbol" svg:font-family="OpenSymbol"/>
    <style:font-face style:name="Ubuntu Mono" svg:font-family="'Ubuntu Mono', 'Ubuntu Beta Mono A', Consolas, 'Bitstream Vera Sans Mono', 'Courier New', Courier, monospace"/>
    <style:font-face style:name="UbuntuRegular" svg:font-family="UbuntuRegular, Ubuntu, 'Bitstream Vera Sans', 'DejaVu Sans', Tahoma,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list-style-name="L1">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list-style-name="L1">
      <style:paragraph-properties fo:text-align="center" style:justify-single-word="false"/>
      <style:text-properties fo:font-weight="bold" style:font-weight-asian="bold" style:font-weight-complex="bold"/>
    </style:style>
    <style:style style:name="P5" style:family="paragraph" style:parent-style-name="Standard">
      <style:text-properties fo:font-variant="normal" fo:text-transform="none" fo:color="#222222" style:font-name="Helvetica Neue" fo:font-size="11.25pt" fo:letter-spacing="normal" fo:font-style="normal" fo:font-weight="normal"/>
    </style:style>
    <style:style style:name="P6" style:family="paragraph" style:parent-style-name="Standard" style:list-style-name="L1">
      <style:paragraph-properties fo:text-align="center" style:justify-single-word="false"/>
      <style:text-properties fo:font-variant="normal" fo:text-transform="none" fo:color="#222222"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8" style:family="paragraph" style:parent-style-name="Standard" style:list-style-name="L1">
      <style:paragraph-properties fo:text-align="center" style:justify-single-word="false"/>
    </style:style>
    <style:style style:name="P9" style:family="paragraph" style:parent-style-name="Standard" style:list-style-name="L2"/>
    <style:style style:name="T1" style:family="text">
      <style:text-properties fo:font-weight="bold"/>
    </style:style>
    <style:style style:name="T2" style:family="text">
      <style:text-properties fo:font-variant="normal" fo:text-transform="none" fo:color="#222222" style:font-name="Helvetica Neue" fo:font-size="11.25pt" fo:letter-spacing="normal" fo:font-style="normal" fo:font-weight="normal"/>
    </style:style>
    <style:style style:name="T3" style:family="text">
      <style:text-properties fo:font-variant="normal" fo:text-transform="none" fo:color="#222222" style:font-name="Consolas" fo:font-size="9.75pt" fo:letter-spacing="normal" fo:font-style="normal" fo:font-weight="normal"/>
    </style:style>
    <style:style style:name="T4" style:family="text">
      <style:text-properties fo:font-variant="normal" fo:text-transform="none" fo:color="#222222"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variant="normal" fo:text-transform="none" fo:color="#222222" style:font-name="Liberation Serif" fo:font-size="12pt" fo:letter-spacing="normal" fo:font-style="normal" fo:font-weight="normal" style:font-size-asian="12pt" style:font-size-complex="12pt"/>
    </style:style>
    <style:style style:name="T6" style:family="text">
      <style:text-properties fo:font-variant="normal" fo:text-transform="none" fo:color="#222222" style:font-name="Liberation Serif" fo:font-size="12pt" fo:letter-spacing="normal" fo:font-style="normal" fo:font-weight="normal" fo:background-color="#f6f6f6" style:font-size-asian="12pt" style:font-size-complex="12pt"/>
    </style:style>
    <style:style style:name="T7" style:family="text">
      <style:text-properties fo:font-variant="normal" fo:text-transform="none" fo:color="#222222" style:text-line-through-style="none" style:font-name="Liberation Serif"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222222" style:font-name="Ubuntu Mono" fo:font-size="10.5pt" fo:letter-spacing="normal" fo:font-style="normal" fo:font-weight="normal"/>
    </style:style>
    <style:style style:name="T9" style:family="text">
      <style:text-properties fo:font-variant="normal" fo:text-transform="none" fo:color="#333333" style:font-name="UbuntuRegular" fo:font-size="10.5pt" fo:letter-spacing="normal" fo:font-style="normal" fo:font-weight="normal"/>
    </style:style>
    <style:style style:name="T10" style:family="text">
      <style:text-properties fo:font-variant="normal" fo:text-transform="none" fo:color="#333333" style:font-name="UbuntuRegular" fo:font-size="10.5pt" fo:letter-spacing="normal" fo:font-style="italic" fo:font-weight="normal"/>
    </style:style>
    <style:style style:name="T11" style:family="text">
      <style:text-properties fo:font-variant="normal" fo:text-transform="none" fo:color="#333333"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86434831" text:style-name="L1">
        <text:list-header>
          <text:p text:style-name="P3">Understanding the Shell </text:p>
          <text:p text:style-name="P4"/>
        </text:list-header>
      </text:list>
      <text:p text:style-name="Standard">a. <text:s/>What is “Shell” in Linux? </text:p>
      <text:p text:style-name="Standard">Ans- Shell is an interface between OS internals &amp; the user. </text:p>
      <text:p text:style-name="P1"/>
      <text:p text:style-name="Standard"><text:span text:style-name="T1">Shell </text:span>is an command language interpreter that executes commands read from the standard input device (keyboard) or from a file. <text:span text:style-name="T1">Shell </text:span>is not part of system kernel, but uses the system kernel to execute programs, create files etc. </text:p>
      <text:p text:style-name="Standard"/>
      <text:p text:style-name="Standard">The shell is a program that takes your commands from the keyboard and gives them to the operating system to perform.</text:p>
      <text:p text:style-name="Standard"/>
      <text:p text:style-name="Standard">b. <text:s/>What are the different types of “She lls” available ?</text:p>
      <text:p text:style-name="Standard">Ans- bash, ksh, csh, tcsh, pdksh </text:p>
      <text:p text:style-name="Standard"/>
      <text:p text:style-name="Standard">c. <text:s/>Find out the supported shell file in the file structure</text:p>
      <text:p text:style-name="Standard">Ans- .bashrc in home directory of user</text:p>
      <text:p text:style-name="Standard"/>
      <text:p text:style-name="Standard">d. <text:s/>Which Shell are you using? <text:s/></text:p>
      <text:p text:style-name="Standard">Ans- bash</text:p>
      <text:p text:style-name="Standard"/>
      <text:p text:style-name="Standard">e. <text:s/>Switch to some another shell.</text:p>
      <text:p text:style-name="Standard"><text:span text:style-name="T2">Ans- linux command </text:span><text:span text:style-name="Source_20_Text"><text:span text:style-name="T3">chsh</text:span></text:span><text:span text:style-name="T2">.</text:span></text:p>
      <text:p text:style-name="P5"/>
      <text:list xml:id="list206242169" text:continue-numbering="true" text:style-name="L1">
        <text:list-header>
          <text:p text:style-name="P8"><text:span text:style-name="T2"><text:tab/></text:span><text:span text:style-name="T4">Understanding the Environment variables</text:span></text:p>
          <text:p text:style-name="P6"/>
        </text:list-header>
      </text:list>
      <text:p text:style-name="P7">a. <text:s/>What are “environment variables” in Linux?</text:p>
      <text:p text:style-name="Standard"><text:span text:style-name="T5">Ans- When you log in, Linux keeps a number of useful data items in the background ready for the system to use. The actual data is held in something called an environment variable, whose name is often descriptive or mnemonic. Environment variables are a set of dynamic named </text:span><text:a xlink:type="simple" xlink:href="http://en.wikipedia.org/wiki/Value_(computer_science)">values</text:a><text:span text:style-name="T7"> </text:span><text:span text:style-name="T5">that can affect the way running </text:span><text:a xlink:type="simple" xlink:href="http://en.wikipedia.org/wiki/Computer_process">processes</text:a><text:span text:style-name="T7"> </text:span><text:span text:style-name="T5">will behave on a computer.</text:span></text:p>
      <text:p text:style-name="P7"><text:s/></text:p>
      <text:p text:style-name="P7">b. <text:s/>What are the common “environment variables”? </text:p>
      <text:p text:style-name="P7">Ans- HOME , LOGNAME, MAIL, PATH, SHELL, TERM, USER</text:p>
      <text:p text:style-name="P2"/>
      <text:p text:style-name="P7">c. <text:s/>Display the environment variable of your system using &lt;env&gt; or &lt;printenv&gt; command </text:p>
      <text:p text:style-name="P7">Ans- Done ;)</text:p>
      <text:p text:style-name="P7"/>
      <text:p text:style-name="P7">d. <text:s/>Explore the different variables printed by the above command </text:p>
      <text:p text:style-name="Standard"><text:span text:style-name="T5">Ans- </text:span><text:span text:style-name="Strong_20_Emphasis"><text:span text:style-name="T5">BASHOPTS</text:span></text:span><text:span text:style-name="T5">: The list of options that were used when bash was executed. This can be useful for finding out if the shell environment will operate in the way you want it to.</text:span></text:p>
      <text:list xml:id="list73338271" text:style-name="L2">
        <text:list-header>
          <text:p text:style-name="P9"><text:span text:style-name="Strong_20_Emphasis"><text:span text:style-name="T5">BASH_VERSION</text:span></text:span><text:span text:style-name="T5">: The version of bash being executed, in human-readable form.</text:span></text:p>
          <text:p text:style-name="P9"><text:span text:style-name="Strong_20_Emphasis"><text:span text:style-name="T5">BASH_VERSINFO</text:span></text:span><text:span text:style-name="T5">: The version of bash, in machine-readable output.</text:span></text:p>
          <text:p text:style-name="P9"><text:span text:style-name="Strong_20_Emphasis"><text:span text:style-name="T5">COLUMNS</text:span></text:span><text:span text:style-name="T5">: The number of columns wide that are being used to draw output on the screen.</text:span></text:p>
          <text:p text:style-name="P9"><text:span text:style-name="Strong_20_Emphasis"><text:span text:style-name="T5">DIRSTACK</text:span></text:span><text:span text:style-name="T5">: The stack of directories that are available with the </text:span><text:span text:style-name="Source_20_Text"><text:span text:style-name="T6">pushd </text:span></text:span><text:span text:style-name="T5">and </text:span><text:span text:style-name="Source_20_Text"><text:span text:style-name="T6">popd </text:span></text:span><text:span text:style-name="T5">commands.</text:span></text:p>
          <text:p text:style-name="P9"><text:span text:style-name="Strong_20_Emphasis"><text:span text:style-name="T5">HISTFILESIZE</text:span></text:span><text:span text:style-name="T5">: Number of lines of command history stored to a file.</text:span></text:p>
          <text:p text:style-name="P9"><text:span text:style-name="Strong_20_Emphasis"><text:span text:style-name="T5">HISTSIZE</text:span></text:span><text:span text:style-name="T5">: Number of lines of command history allowed in memory.</text:span></text:p>
          <text:p text:style-name="P9"><text:span text:style-name="Strong_20_Emphasis"><text:span text:style-name="T5">HOSTNAME</text:span></text:span><text:span text:style-name="T5">: The hostname of the computer at this time.</text:span></text:p>
          <text:p text:style-name="P9"><text:span text:style-name="Strong_20_Emphasis"><text:span text:style-name="T5">IFS</text:span></text:span><text:span text:style-name="T5">: The internal field separator to separate input on the command line. By default, this is a space.</text:span></text:p>
        </text:list-header>
      </text:list>
      <text:p text:style-name="P7"/>
      <text:p text:style-name="P7"/>
      <text:list xml:id="list782086762" text:continue-numbering="true" text:style-name="L2">
        <text:list-header>
          <text:p text:style-name="P9"><text:soft-page-break/><text:span text:style-name="Strong_20_Emphasis"><text:span text:style-name="T5">PS1</text:span></text:span><text:span text:style-name="T5">: The primary command prompt definition. This is used to define what your prompt looks like when you start a shell session. The </text:span><text:span text:style-name="Source_20_Text"><text:span text:style-name="T6">PS2 </text:span></text:span><text:span text:style-name="T5">is used to declare secondary prompts for when a command spans multiple lines.</text:span></text:p>
          <text:p text:style-name="P9"><text:span text:style-name="Strong_20_Emphasis"><text:span text:style-name="T5">SHELLOPTS</text:span></text:span><text:span text:style-name="T5">: Shell options that can be set with the </text:span><text:span text:style-name="Source_20_Text"><text:span text:style-name="T6">set </text:span></text:span><text:span text:style-name="T5">option.</text:span></text:p>
          <text:p text:style-name="P9"><text:span text:style-name="Strong_20_Emphasis"><text:span text:style-name="T5">UID</text:span></text:span><text:span text:style-name="T5">: The UID of the current user.</text:span></text:p>
        </text:list-header>
      </text:list>
      <text:p text:style-name="P7"/>
      <text:p text:style-name="P7">e. <text:s/>Learn more about the “PATH” variable. What is the role of PATH variable? <text:s/></text:p>
      <text:p text:style-name="P7">Ans- PATH, the value of which is your search path. As we will see in the next chapter, when you type a command, Linux searches every place listed in your search path for that command.</text:p>
      <text:p text:style-name="P7"/>
      <text:p text:style-name="P7">f. <text:s/>Display the current path settings using the &lt;echo&gt; command and the “PATH” variable </text:p>
      <text:p text:style-name="P7">Ans- done</text:p>
      <text:p text:style-name="P7"/>
      <text:p text:style-name="P7">g. <text:s/>Make a “bin” directory in the /home folder. Add the path of this folder to the “PATH” variable using the &lt;export&gt; command OR the “PATH” variable </text:p>
      <text:p text:style-name="P7">Ans- done</text:p>
      <text:p text:style-name="P7"/>
      <text:p text:style-name="P7">h. <text:s/>What is the validity of the settings of environment variables done in this fashion? </text:p>
      <text:p text:style-name="P7">Ans- Until the shell process terminates.</text:p>
      <text:p text:style-name="P7"/>
      <text:list xml:id="list2079886225" text:continue-list="list206242169" text:style-name="L1">
        <text:list-header>
          <text:p text:style-name="P6">Login, logout processes </text:p>
        </text:list-header>
      </text:list>
      <text:p text:style-name="P7"/>
      <text:p text:style-name="P7">a. <text:s/>Find out which files are being executed once the user log’s in the system and when the user logs out of the system; e.g. If it is an bash shell then look for “.bash_profile” user login profile and “.bash_logout” logout profile.</text:p>
      <text:p text:style-name="P7">Ans- <text:s/>/etc/passwd, /etc/ttys, /etc/inittab, /etc/motd, ~/.profile</text:p>
      <text:p text:style-name="P7"><text:s/></text:p>
      <text:p text:style-name="P7">b. <text:s/>Analyze the contents of the login profile, logout profile. </text:p>
      <text:p text:style-name="P7">Ans- done</text:p>
      <text:p text:style-name="P7"/>
      <text:p text:style-name="P7">c. <text:s/>Make a new folder in “/home”.</text:p>
      <text:p text:style-name="P7">And- done</text:p>
      <text:p text:style-name="P7"><text:s/></text:p>
      <text:p text:style-name="P7">d. <text:s/>Edit the login profile to add the new folder path in the login profile. </text:p>
      <text:p text:style-name="P7">Ans- Adding script in /etc/profile.d directory</text:p>
      <text:p text:style-name="P7"/>
      <text:p text:style-name="P7">e. <text:s/>Logout and login again and the check the environment path. The new folder path which was added should be reflected in the PATH variable. </text:p>
      <text:p text:style-name="P7">Ans- Done</text:p>
      <text:p text:style-name="P7"/>
      <text:p text:style-name="P7">f. <text:s/>What is the difference between “/etc/profile” and “~/.bash_profile”? </text:p>
      <text:p text:style-name="Standard"><text:span text:style-name="T5">Ans- The global </text:span><text:span text:style-name="Source_20_Text"><text:span text:style-name="T5">/etc/profile </text:span></text:span><text:span text:style-name="T5">file is loaded </text:span><text:span text:style-name="Emphasis"><text:span text:style-name="T5">for every user</text:span></text:span><text:span text:style-name="T5">, while the </text:span><text:span text:style-name="Source_20_Text"><text:span text:style-name="T5">~/.profile </text:span></text:span><text:span text:style-name="T5">is only loaded for the user.</text:span></text:p>
      <text:p text:style-name="Standard"><text:span text:style-name="T5"/></text:p>
      <text:list xml:id="list1314547519" text:continue-numbering="true" text:style-name="L1">
        <text:list-header>
          <text:p text:style-name="P6">Aliases </text:p>
        </text:list-header>
      </text:list>
      <text:p text:style-name="Standard"><text:span text:style-name="T5">a. <text:s/>What are “aliases”? </text:span></text:p>
      <text:p text:style-name="Standard"><text:span text:style-name="T5">Ans- Another way that bash makes life easier for you is by supporting command aliases. Command aliases are commands that the user can specify. Alias commands are usually abbreviations of other commands, designed to save keystrokes.</text:span></text:p>
      <text:p text:style-name="Standard"><text:span text:style-name="T5"/></text:p>
      <text:p text:style-name="Standard"><text:span text:style-name="T5">b. <text:s/>Analyze the shell rc file; e.g. <text:s/>In case of bash shell the shell rc file is “.bashrc”. <text:s/></text:span></text:p>
      <text:p text:style-name="Standard"><text:span text:style-name="T5">Ans- Done</text:span></text:p>
      <text:p text:style-name="Standard"><text:soft-page-break/><text:span text:style-name="T5">c. <text:s/>Edit the shell rc file to add one alias to any command.</text:span></text:p>
      <text:p text:style-name="Standard"><text:span text:style-name="T5">Ans- Done</text:span></text:p>
      <text:p text:style-name="Standard"><text:span text:style-name="T5"><text:s/></text:span></text:p>
      <text:p text:style-name="Standard"><text:span text:style-name="T5">d. <text:s/>Execute the added aliases and check if the operation is successfully completed. </text:span></text:p>
      <text:p text:style-name="Standard"><text:span text:style-name="T5">Ans-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Hindi1" svg:font-family="'Lohit Hindi'"/>
    <style:font-face style:name="OpenSymbol" svg:font-family="OpenSymbol"/>
    <style:font-face style:name="Ubuntu Mono" svg:font-family="'Ubuntu Mono', 'Ubuntu Beta Mono A', Consolas, 'Bitstream Vera Sans Mono', 'Courier New', Courier, monospace"/>
    <style:font-face style:name="UbuntuRegular" svg:font-family="UbuntuRegular, Ubuntu, 'Bitstream Vera Sans', 'DejaVu Sans', Tahoma,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5:07:01</meta:creation-date>
    <meta:editing-duration>PT11M</meta:editing-duration>
    <meta:editing-cycles>7</meta:editing-cycles>
    <meta:generator>LibreOffice/3.5$Linux_X86_64 LibreOffice_project/350m1$Build-2</meta:generator>
    <meta:initial-creator>Mehul Prajapati</meta:initial-creator>
    <dc:date>2015-03-11T17:30:14</dc:date>
    <dc:creator>Mehul Prajapati</dc:creator>
    <meta:document-statistic meta:table-count="0" meta:image-count="0" meta:object-count="0" meta:page-count="3" meta:paragraph-count="67" meta:word-count="795" meta:character-count="4586" meta:non-whitespace-character-count="3805"/>
  </office:meta>
</office:document-meta>
</file>